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fo:font-size="13pt" style:font-size-asian="13pt" style:font-name-complex="XB Zar" style:font-size-complex="13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3pt" style:font-size-asian="13pt" style:font-name-complex="XB Zar" style:font-size-complex="13pt"/>
    </style:style>
    <style:style style:name="P4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fo:font-size="13pt" style:font-size-asian="13pt" style:font-name-complex="XB Zar" style:font-size-complex="13pt"/>
    </style:style>
    <style:style style:name="P5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fo:font-size="13pt" style:font-size-asian="13pt" style:font-name-complex="XB Zar" style:font-size-complex="13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3pt" style:font-size-asian="13pt" style:font-name-complex="XB Zar" style:font-size-complex="13pt"/>
    </style:style>
    <style:style style:name="T1" style:family="text">
      <style:text-properties style:font-name="XB Zar"/>
    </style:style>
    <style:style style:name="T2" style:family="text">
      <style:text-properties style:font-name="XB Zar" fo:font-style="normal" fo:font-weight="normal" fo:background-color="transparent" style:font-name-asian="CAAAAA+XBZar" style:font-style-asian="normal" style:font-weight-asian="normal" style:font-style-complex="normal" style:font-weight-complex="normal"/>
    </style:style>
    <style:style style:name="T3" style:family="text">
      <style:text-properties style:font-name-complex="XB Zar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پیش‌گفتار</text:p>
      <text:p text:style-name="P3"><text:tab/>نویسنده</text:p>
      <text:p text:style-name="P3"><text:tab/>لاگ</text:p>
      <text:p text:style-name="P3"><text:tab/>کرج‌لاگ</text:p>
      <text:p text:style-name="P3"><text:tab/>تاریخچه‌ی مختصری از نرم‌افزار آزاد</text:p>
      <text:p text:style-name="P3"><text:tab/>دلیل انتخاب دبیان</text:p>
      <text:p text:style-name="P3">سپاسگزاری</text:p>
      <text:p text:style-name="P3"/>
      <text:p text:style-name="P5">بخش اول: آشنایی با سیستم‌عامل دبیان گنو/لینوکس</text:p>
      <text:p text:style-name="P1">۱- مقدمه</text:p>
      <text:p text:style-name="P4">مفاهیم نرم‌افزار آزاد</text:p>
      <text:p text:style-name="P4">انگیزه‌ها</text:p>
      <text:p text:style-name="P1"><text:tab/><text:span text:style-name="T2">سیستم‌عامل </text:span><text:span text:style-name="T1">گنو/لینوکس و توزیع‌های آن</text:span></text:p>
      <text:p text:style-name="P1">۲- نصب سیستم‌عامل دبیان گنو/لینوکس</text:p>
      <text:p text:style-name="P1"><text:tab/>حداقل مشخصات سیستم مورد نیاز برای نصب</text:p>
      <text:p text:style-name="P1"><text:tab/>شیوه‌های مختلف نصب</text:p>
      <text:p text:style-name="P1"><text:tab/><text:span text:style-name="T3">مراحل نصب دبیان گنو/لینوکس</text:span></text:p>
      <text:p text:style-name="P1"><text:tab/>نصب دبیان گنو/لینوکس</text:p>
      <text:p text:style-name="P1"><text:tab/>به دبیان گنو/لینوکس خوش آمدید</text:p>
      <text:p text:style-name="P1">۳- آشنایی با میزکار گنوم</text:p>
      <text:p text:style-name="P1"><text:tab/>ورود به سیستم و خروج از آن</text:p>
      <text:p text:style-name="P1"><text:tab/>ساختار میزکار گنوم و عناصر آن</text:p>
      <text:p text:style-name="P1"><text:tab/><text:tab/>دسکتاپ (محیط اصلی میزکار گنوم)</text:p>
      <text:p text:style-name="P1"><text:tab/><text:tab/>پنل بالا</text:p>
      <text:p text:style-name="P1"><text:tab/><text:tab/><text:tab/>۱- منوها اصلی</text:p>
      <text:p text:style-name="P1"><text:tab/><text:tab/><text:tab/>۲- اجراکننده‌ها (آیکون‌های میانبر نرم‌افزارها)</text:p>
      <text:p text:style-name="P1"><text:tab/><text:tab/><text:tab/>۳- اپلت‌ها</text:p>
      <text:p text:style-name="P1"><text:tab/><text:tab/>پنل پایین</text:p>
      <text:p text:style-name="P1"><text:tab/><text:tab/><text:tab/>۴- <text:s/><text:span text:style-name="T4">نمایش دسکتاپ</text:span></text:p>
      <text:p text:style-name="P1"><text:tab/><text:tab/><text:tab/>۵- نوار برنامه‌ها</text:p>
      <text:p text:style-name="P1"><text:tab/><text:tab/><text:tab/>۶- فضا‌های کاری</text:p>
      <text:p text:style-name="P1"><text:tab/>مدیر فایل ناتیلوس</text:p>
      <text:p text:style-name="P1"><text:tab/>سفارشی کردن میزکار گنوم</text:p>
      <text:p text:style-name="P1">۴- آشنایی با نرم‌افزارهای کاربردی و بهره‌وری از آن‌ها</text:p>
      <text:p text:style-name="P1"><text:tab/>LibreOffice </text:p>
      <text:p text:style-name="P1"><text:tab/>Firefox </text:p>
      <text:p text:style-name="P1"><text:tab/>Evolution – Mail </text:p>
      <text:p text:style-name="P1"><text:soft-page-break/><text:tab/>Evince - PDF Viewer </text:p>
      <text:p text:style-name="P1"><text:tab/>Multimedia (movie, music) – smplayer, vlc, exaile </text:p>
      <text:p text:style-name="P1"><text:tab/>Messenger – Pidgin </text:p>
      <text:p text:style-name="P1"><text:tab/>Graphics – GIMP, Inkscape </text:p>
      <text:p text:style-name="P1"><text:tab/>CUPS &amp; SANE </text:p>
      <text:p text:style-name="P1"><text:tab/>Games</text:p>
      <text:p text:style-name="P1"/>
      <text:p text:style-name="P2">بخش دوم: مفاهیم و تنظیمات</text:p>
      <text:p text:style-name="P1">۵- مفاهیم و دستورهای اولیه</text:p>
      <text:p text:style-name="P1"><text:tab/>مقدمه</text:p>
      <text:p text:style-name="P1"><text:tab/>کاربران، گروه‌ها و مدیریت آنها</text:p>
      <text:p text:style-name="P1"><text:tab/>فایل‌سیستم (و FHS)</text:p>
      <text:p text:style-name="P1"><text:tab/>پردازش‌ها</text:p>
      <text:p text:style-name="P1"><text:tab/>دستورات مهم</text:p>
      <text:p text:style-name="P1"><text:tab/>پوسته</text:p>
      <text:p text:style-name="P1">۶- تنظیمات اولیه</text:p>
      <text:p text:style-name="P1"><text:tab/>ورود به سیستم</text:p>
      <text:p text:style-name="P1"><text:tab/>روند بوت شدن سیستم و GRUB</text:p>
      <text:p text:style-name="P1"><text:tab/>دسترسی به پارتیشن‌ها و دستگاه‌ها</text:p>
      <text:p text:style-name="P1"><text:tab/>نصب و تنظیمات دستگاه‌ها</text:p>
      <text:p text:style-name="P1">۷- Daemons &amp; Runlevels</text:p>
      <text:p text:style-name="P1">۸- نصب و مدیریت بسته‌های نرم‌افزاری</text:p>
      <text:p text:style-name="P1">۹- ساختار X-Window</text:p>
      <text:p text:style-name="P1">۱۰- مهاجرت به گنو/لینوکس</text:p>
      <text:p text:style-name="P1">پیوست ۱- رفع اشکال‌های احتمالی</text:p>
      <text:p text:style-name="P1">پیوست ۲- منابع جهت مطالعه‌ی بیشتر</text:p>
      <text:p text:style-name="P1">پیوست ۳- منابع کتاب</text:p>
      <text:p text:style-name="P1">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13T15:34:46</dc:date>
    <dc:creator>Mostafa Moradian</dc:creator>
    <meta:editing-duration>PT7H57M15S</meta:editing-duration>
    <meta:editing-cycles>129</meta:editing-cycles>
    <meta:generator>LibreOffice/3.3$Linux LibreOffice_project/330m19$Build-202</meta:generator>
    <meta:document-statistic meta:table-count="0" meta:image-count="0" meta:object-count="0" meta:page-count="2" meta:paragraph-count="63" meta:word-count="264" meta:character-count="1361"/>
  </office:meta>
</office:document-meta>
</file>